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cm" fo:min-width="0cm" fo:padding-top="0.163cm" fo:padding-bottom="0.163cm" fo:padding-left="0.288cm" fo:padding-right="0.288cm"/>
    </style:style>
    <style:style style:name="gr2" style:family="graphic" style:parent-style-name="standard">
      <style:graphic-properties draw:fill="gradient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76cm" draw:textarea-horizontal-align="center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76cm" draw:marker-start-width="0.406cm" draw:marker-end-width="0.406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7" style:family="graphic" style:parent-style-name="standard">
      <style:graphic-properties draw:stroke="solid" draw:stroke-dash="Ultrafine_20_Dashed" svg:stroke-width="0.076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065cm" svg:height="0.801cm" svg:x="9.815cm" svg:y="2.765cm">
          <draw:text-box>
            <text:p text:style-name="P1"><text:span text:style-name="T1">Te</text:span></text:p>
          </draw:text-box>
        </draw:frame>
        <draw:custom-shape draw:style-name="gr2" draw:text-style-name="P3" draw:layer="layout" svg:width="0.179cm" svg:height="0.646cm" draw:transform="rotate (-2.21429922200597) translate (11.183cm 3.684cm)">
          <text:p text:style-name="P1"/>
          <draw:enhanced-geometry svg:viewBox="0 0 21600 21600" draw:mirror-vertical="true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0.74cm" svg:y1="3.015cm" svg:x2="11.098cm" svg:y2="2.729cm">
          <text:p text:style-name="P1"/>
        </draw:line>
        <draw:line draw:style-name="gr4" draw:text-style-name="P3" draw:layer="layout" svg:x1="10.328cm" svg:y1="2.898cm" svg:x2="10.328cm" svg:y2="2.389cm">
          <text:p text:style-name="P1"/>
        </draw:line>
        <draw:frame draw:style-name="gr5" draw:text-style-name="P2" draw:layer="layout" svg:width="4.697cm" svg:height="0.725cm" svg:x="1.301cm" svg:y="5.225cm">
          <draw:text-box>
            <text:p text:style-name="P1"><text:span text:style-name="T1">O = C = C = C = C = O</text:span></text:p>
          </draw:text-box>
        </draw:frame>
        <draw:line draw:style-name="gr4" draw:text-style-name="P3" draw:layer="layout" svg:x1="2.329cm" svg:y1="3.501cm" svg:x2="2.614cm" svg:y2="3.232cm">
          <text:p text:style-name="P1"/>
        </draw:line>
        <draw:frame draw:style-name="gr5" draw:layer="layout" svg:width="3.52cm" svg:height="6.091cm" svg:x="0.335cm" svg:y="0.635cm">
          <draw:text-box>
            <text:p text:style-name="P1">a) <text:s/>CH<text:span text:style-name="T2">2</text:span>FCl</text:p>
            <text:p text:style-name="P1"/>
            <text:p text:style-name="P1"/>
            <text:p text:style-name="P1">b)</text:p>
            <text:p text:style-name="P1"/>
            <text:p text:style-name="P1"/>
            <text:p text:style-name="P1">c)</text:p>
            <text:p text:style-name="P1"/>
          </draw:text-box>
        </draw:frame>
        <draw:frame draw:style-name="gr5" draw:layer="layout" svg:width="2.5cm" svg:height="0.962cm" svg:x="2.392cm" svg:y="2.375cm">
          <draw:text-box>
            <text:p text:style-name="P1">Sb = O</text:p>
          </draw:text-box>
        </draw:frame>
        <draw:frame draw:style-name="gr5" draw:layer="layout" svg:width="1.099cm" svg:height="0.962cm" svg:x="1.52cm" svg:y="3.435cm">
          <draw:text-box>
            <text:p text:style-name="P1">Cl</text:p>
          </draw:text-box>
        </draw:frame>
        <draw:line draw:style-name="gr4" draw:text-style-name="P3" draw:layer="layout" svg:x1="10.328cm" svg:y1="3.999cm" svg:x2="10.328cm" svg:y2="3.49cm">
          <text:p text:style-name="P1"/>
        </draw:line>
        <draw:frame draw:style-name="gr1" draw:text-style-name="P2" draw:layer="layout" svg:width="0.972cm" svg:height="0.801cm" svg:x="9.816cm" svg:y="1.666cm">
          <draw:text-box>
            <text:p text:style-name="P1"><text:span text:style-name="T1">Cl</text:span></text:p>
          </draw:text-box>
        </draw:frame>
        <draw:frame draw:style-name="gr1" draw:text-style-name="P2" draw:layer="layout" svg:width="0.972cm" svg:height="0.801cm" svg:x="10.916cm" svg:y="2.122cm">
          <draw:text-box>
            <text:p text:style-name="P1"><text:span text:style-name="T1">Cl</text:span></text:p>
          </draw:text-box>
        </draw:frame>
        <draw:frame draw:style-name="gr1" draw:text-style-name="P2" draw:layer="layout" svg:width="0.972cm" svg:height="0.801cm" svg:x="10.916cm" svg:y="3.522cm">
          <draw:text-box>
            <text:p text:style-name="P1"><text:span text:style-name="T1">Cl</text:span></text:p>
          </draw:text-box>
        </draw:frame>
        <draw:frame draw:style-name="gr1" draw:text-style-name="P2" draw:layer="layout" svg:width="0.972cm" svg:height="0.801cm" svg:x="9.816cm" svg:y="3.837cm">
          <draw:text-box>
            <text:p text:style-name="P1"><text:span text:style-name="T1">Cl</text:span></text:p>
          </draw:text-box>
        </draw:frame>
        <draw:custom-shape draw:style-name="gr6" draw:text-style-name="P3" draw:layer="layout" svg:width="1.27cm" svg:height="1.27cm" draw:transform="rotate (1.58388629618456) translate (12.637cm 6.182cm)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13.777cm" svg:y1="5.9cm" svg:x2="13.776cm" svg:y2="5.191cm">
          <text:p text:style-name="P1"/>
        </draw:line>
        <draw:line draw:style-name="gr7" draw:text-style-name="P3" draw:layer="layout" svg:x1="13.841cm" svg:y1="4.939cm" svg:x2="14.199cm" svg:y2="4.653cm">
          <text:p text:style-name="P1"/>
        </draw:line>
        <draw:frame draw:style-name="gr1" draw:text-style-name="P2" draw:layer="layout" svg:width="0.879cm" svg:height="0.801cm" svg:x="13.99cm" svg:y="4.097cm">
          <draw:text-box>
            <text:p text:style-name="P1"><text:span text:style-name="T1">H</text:span></text:p>
          </draw:text-box>
        </draw:frame>
        <draw:line draw:style-name="gr7" draw:text-style-name="P3" draw:layer="layout" svg:x1="13.905cm" svg:y1="6.153cm" svg:x2="14.263cm" svg:y2="6.439cm">
          <text:p text:style-name="P1"/>
        </draw:line>
        <draw:frame draw:style-name="gr1" draw:text-style-name="P2" draw:layer="layout" svg:width="0.879cm" svg:height="0.801cm" svg:x="13.99cm" svg:y="6.202cm">
          <draw:text-box>
            <text:p text:style-name="P1"><text:span text:style-name="T1">H</text:span></text:p>
          </draw:text-box>
        </draw:frame>
        <draw:custom-shape draw:style-name="gr2" draw:text-style-name="P3" draw:layer="layout" svg:width="0.179cm" svg:height="0.646cm" draw:transform="rotate (-2.21429922200597) translate (12.683cm 5.885cm)">
          <text:p text:style-name="P1"/>
          <draw:enhanced-geometry svg:viewBox="0 0 21600 21600" draw:mirror-vertical="true" draw:glue-points="1080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2.123cm" svg:y1="5.109cm" svg:x2="12.574cm" svg:y2="5.503cm">
          <text:p text:style-name="P1"/>
        </draw:line>
        <draw:frame draw:style-name="gr1" draw:text-style-name="P2" draw:layer="layout" svg:width="0.879cm" svg:height="0.801cm" svg:x="11.404cm" svg:y="4.598cm">
          <draw:text-box>
            <text:p text:style-name="P1"><text:span text:style-name="T1">H</text:span></text:p>
          </draw:text-box>
        </draw:frame>
        <draw:frame draw:style-name="gr1" draw:text-style-name="P2" draw:layer="layout" svg:width="0.879cm" svg:height="0.801cm" svg:x="11.404cm" svg:y="5.599cm">
          <draw:text-box>
            <text:p text:style-name="P1"><text:span text:style-name="T1">H</text:span></text:p>
          </draw:text-box>
        </draw:frame>
        <draw:frame draw:style-name="gr5" draw:layer="layout" svg:width="5.011cm" svg:height="5.38cm" svg:x="6.25cm" svg:y="0.552cm">
          <draw:text-box>
            <text:p text:style-name="P1">d) <text:s/>HI</text:p>
            <text:p text:style-name="P1"/>
            <text:p text:style-name="P1"/>
            <text:p text:style-name="P1">e) TeCl<text:span text:style-name="T2">4</text:span>:</text:p>
            <text:p text:style-name="P1"/>
            <text:p text:style-name="P1"/>
            <text:p text:style-name="P1">f) cyclopropene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7T15:47:16</meta:creation-date>
    <dc:creator>Jussi Eloranta</dc:creator>
    <dc:date>2007-04-10T19:54:09</dc:date>
    <dc:language>en-US</dc:language>
    <meta:editing-cycles>116</meta:editing-cycles>
    <meta:editing-duration>PT3H56M43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